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007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388cm"/>
    </style:style>
    <style:style style:name="co26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57.443|</text:p>
          </table:table-cell>
          <table:table-cell table:number-columns-repeated="2"/>
          <table:table-cell office:value-type="string" calcext:value-type="string">
            <text:p>5744.6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1" table:default-cell-style-name="ce15"/>
        <table:table-column table:style-name="co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12" table:default-cell-style-name="ce15"/>
        <table:table-column table:style-name="co23" table:default-cell-style-name="ce15"/>
        <table:table-column table:style-name="co25" table:default-cell-style-name="ce15"/>
        <table:table-column table:style-name="co26" table:default-cell-style-name="Default"/>
        <table:table-column table:style-name="co27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1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10482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23" table:default-cell-style-name="ce15"/>
        <table:table-column table:style-name="co38" table:default-cell-style-name="ce15"/>
        <table:table-column table:style-name="co40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.00.0000</text:date>, <text:time style:data-style-name="N2" text:time-value="22:05:54.23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11T22:07:30.545000000</dc:date>
    <meta:editing-duration>P5DT8H28M23S</meta:editing-duration>
    <meta:editing-cycles>2070</meta:editing-cycles>
    <meta:document-statistic meta:table-count="4" meta:cell-count="11407" meta:object-count="0"/>
  </office:meta>
</office:document-meta>
</file>